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64d" officeooo:paragraph-rsid="001c664d"/>
    </style:style>
    <style:style style:name="T1" style:family="text">
      <style:text-properties officeooo:rsid="001d3089"/>
    </style:style>
    <style:style style:name="T2" style:family="text">
      <style:text-properties officeooo:rsid="001d5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website <text:span text:style-name="T1">intends</text:span> to <text:span text:style-name="T1">serve</text:span> as a forum for open, <text:span text:style-name="T2">organized</text:span> discourse on <text:span text:style-name="T1">the matters of the day. Use it to organize activism, collaborate on projects, vote on issues, design the inevitable new society,</text:span></text:p>
      <text:p text:style-name="P1"/>
      <text:p text:style-name="P1"/>
      <text:p text:style-name="P1">This website is incomplete; this is an alpha release. A lot of functionality is not yet implemented, but I figure we might as well start using what there i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23:38:33.823392869</meta:creation-date>
    <meta:generator>LibreOffice/5.2.4.1$Linux_X86_64 LibreOffice_project/20m0$Build-1</meta:generator>
    <dc:date>2016-12-28T15:53:53.971268478</dc:date>
    <meta:editing-duration>PT14M26S</meta:editing-duration>
    <meta:editing-cycles>3</meta:editing-cycles>
    <meta:document-statistic meta:table-count="0" meta:image-count="0" meta:object-count="0" meta:page-count="1" meta:paragraph-count="2" meta:word-count="63" meta:character-count="360" meta:non-whitespace-character-count="298"/>
  </office:meta>
</office:document-meta>
</file>